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
      <style:text-properties fo:font-size="11pt" fo:language="en" fo:country="US" fo:font-weight="bold" style:font-size-asian="11pt" style:font-weight-asian="bold" style:font-size-complex="11pt" style:font-weight-complex="bold"/>
    </style:style>
    <style:style style:name="P4" style:family="paragraph" style:parent-style-name="gL_5f_Fliesstext_5f_Abstand_5f_davor">
      <style:paragraph-properties fo:text-align="start" style:justify-single-word="false"/>
    </style:style>
    <style:style style:name="P5" style:family="paragraph" style:parent-style-name="gL_5f_Fliesstext_5f_Abstand_5f_davor">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8" style:family="paragraph" style:parent-style-name="gL_5f_Inhaltsverzeichnis_5f_DeSario_5f_Subtitle">
      <style:text-properties fo:language="en" fo:country="US"/>
    </style:style>
    <style:style style:name="P9"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0" style:family="paragraph" style:parent-style-name="gL_5f_Bibelzitat_5f_Quellenangabe_5f_ohne_5f_Einzug_5f__28_kleiner_5f_Abstand_5f_danach_29_">
      <style:text-properties fo:language="en" fo:country="US"/>
    </style:style>
    <style:style style:name="P11"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2" style:family="paragraph" style:parent-style-name="gL_5f_Bibelzitat_5f_Abstand_5f_davor_5f_ohne_5f_Einzug">
      <style:text-properties fo:language="en" fo:country="US"/>
    </style:style>
    <style:style style:name="P13"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4"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5" style:family="paragraph" style:parent-style-name="gL_5f_Fliesstext">
      <style:paragraph-properties fo:text-align="start" style:justify-single-word="false"/>
    </style:style>
    <style:style style:name="P16" style:family="paragraph" style:parent-style-name="gL_5f_Fliesstext_5f_Folge">
      <style:paragraph-properties fo:margin-left="0cm" fo:margin-right="0cm" fo:text-align="start" style:justify-single-word="false" fo:text-indent="0cm" style:auto-text-indent="false"/>
    </style:style>
    <style:style style:name="P17"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text-underline-style="solid" style:text-underline-width="auto" style:text-underline-color="font-color" fo:font-weight="bold"/>
    </style:style>
    <style:style style:name="T9" style:family="text">
      <style:text-properties fo:font-style="italic" fo:font-weight="bold"/>
    </style:style>
    <style:style style:name="T10" style:family="text">
      <style:text-properties style:text-underline-style="none"/>
    </style:style>
    <style:style style:name="T11" style:family="text">
      <style:text-properties fo:text-transform="capitalize"/>
    </style:style>
    <style:style style:name="T12" style:family="text">
      <style:text-properties fo:text-transform="capitalize" fo:color="#000000" fo:font-style="normal" style:font-size-asian="11pt" style:font-size-complex="11pt"/>
    </style:style>
    <style:style style:name="T13" style:family="text">
      <style:text-properties fo:text-transform="capitalize" style:text-underline-style="none"/>
    </style:style>
    <style:style style:name="T14"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loding the Myths of Reformed Theology</text:p>
      <text:p text:style-name="P4"><text:span text:style-name="T1">Originally by Michael DeSario (Standing the Gap Ministries </text:span><text:a xlink:type="simple" xlink:href="http://www.standingthegap.org/">www.standingthegap.org</text:a><text:span text:style-name="T1">)</text:span></text:p>
      <text:p text:style-name="P2">The content was originally published in English. Following is only an excerpt of this document (Chapter 9)</text:p>
      <text:p text:style-name="P2">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6"><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3"/>
      <text:p text:style-name="P3"/>
      <text:h text:style-name="P14" text:outline-level="1">Index</text:h>
      <text:p text:style-name="gL_5f_Inhaltsverzeichnis_5f_DeSario">1.<text:tab/><text:span text:style-name="T11">Let the Wicked forsake his way</text:span><text:tab/>Page<text:tab/>2</text:p>
      <text:p text:style-name="P8">Discussion of Ability and Free Will vs born in sin, saved in sin and can never stop sinning.</text:p>
      <text:p text:style-name="P11">2.<text:tab/><text:span text:style-name="T11">Real Repentance</text:span><text:tab/>Page<text:tab/>4</text:p>
      <text:p text:style-name="P8">A Discussion of Repentance and faith proven by deeds. The purpose and effect of genuine repentance. The self cleansing of humility leading to reconciliation.</text:p>
      <text:p text:style-name="gL_5f_Inhaltsverzeichnis_5f_DeSario">3.<text:tab/><text:span text:style-name="T11">Common Dispersions parroted by professing Christians</text:span><text:tab/>Page<text:tab/>6</text:p>
      <text:p text:style-name="gL_5f_Inhaltsverzeichnis_5f_DeSario">4.<text:tab/><text:span text:style-name="T11">What must I do to be saved? (What Must I do to inherit Eternal Life?)</text:span><text:tab/>Page<text:tab/>7</text:p>
      <text:p text:style-name="P8">A discussion on the true Gospel of Jesus Christ revealing the Synergy of faith establishing the law of love.</text:p>
      <text:p text:style-name="gL_5f_Inhaltsverzeichnis_5f_DeSario"><text:span text:style-name="T10">5.<text:tab/></text:span><text:span text:style-name="T13">Can you Sin and Not Die?</text:span><text:tab/>Page<text:tab/>8</text:p>
      <text:p text:style-name="P8">Examining Substitution and imputed righteousness against the warnings of willful sin in Hebrews 10:26. Explaining genuine righteousness and the<text:span text:style-name="T14"> healing of the mind through faith. Answering the charge of sinless perfect against Obedience to the truth.</text:span></text:p>
      <text:p text:style-name="gL_5f_Inhaltsverzeichnis_5f_DeSario">6.<text:tab/><text:span text:style-name="T11">Regeneration in Christ, the effects of the New Birth and transformation from Darkness to Light</text:span><text:tab/>Page<text:tab/>13</text:p>
      <text:p text:style-name="gL_5f_Inhaltsverzeichnis_5f_DeSario">7.<text:tab/><text:span text:style-name="T11">What the fallacy of Penal Substitution has done to the Gospel</text:span><text:tab/>Page<text:tab/>15</text:p>
      <text:p text:style-name="gL_5f_Inhaltsverzeichnis_5f_DeSario">8.<text:tab/><text:span text:style-name="T11">The Church as it is seen today compared to the Ekklesia of Scripture</text:span><text:tab/>Page<text:tab/>18</text:p>
      <text:p text:style-name="gL_5f_Inhaltsverzeichnis_5f_DeSario">9.<text:tab/><text:span text:style-name="T11">Exposing the myth of the visible and invisible church (Legitimizing the Illegitimate Church!)</text:span><text:tab/>Page<text:tab/>22</text:p>
      <text:p text:style-name="P8">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1">Calling Evil Good and Good Evil</text:span><text:tab/>Page<text:tab/>25</text:p>
      <text:p text:style-name="P8">How the concept of Right and wrong has been reversed in our society at large.</text:p>
      <text:p text:style-name="gL_5f_Inhaltsverzeichnis_5f_DeSario">11.<text:tab/><text:span text:style-name="T11">Faithfulness to keeping the Commands of God</text:span><text:tab/>Page<text:tab/>28</text:p>
      <text:p text:style-name="P8">The True meaning of faith and how faith is perfected in Deeds. Exploding the mythical contradictions between faith and works imagined by the Reformers. Why ‘faith alone’ cannot Save the soul.</text:p>
      <text:p text:style-name="gL_5f_Inhaltsverzeichnis_5f_DeSario"><text:span text:style-name="T12">12.<text:tab/>Reaping what you Sow. (The inevitable consequences of sin)</text:span><text:span text:style-name="T3"><text:tab/>Page<text:tab/>31</text:span></text:p>
      <text:p text:style-name="P9">Exposing the fallacy of carnal Christians and how it is mocking God to live according to the flesh. Defining the true Nature of God’s Mercy and Righteous Judgments</text:p>
      <text:p text:style-name="P13">Exploding the Myths of Reformed Theology</text:p>
      <text:p text:style-name="P6"/>
      <text:p text:style-name="P7">Exposing the Myths of inability, born in sin, saved in sin and all the doctrinal fallacies necessitated by them.</text:p>
      <text:h text:style-name="gL_5f_Ueberschrift1" text:outline-level="1">Legitimizing the Illegitimate Church!</text:h>
      <text:p text:style-name="P5">The Professing Christian 'Church' is a hallow imitation of Christ's <text:span text:style-name="T9">Ekklesia</text:span> of 'called out ones'. In their attempts to legitimize the blatantly illegitimate establishment church the concept of the visible and invisible church was invented. The '<text:span text:style-name="T7">Visible'</text:span><text:span text:style-name="T4"> </text:span>being the institutionalized body on earth that preaches the Gospel and administers the sacraments and the '<text:span text:style-name="T7">invisible</text:span>' body of 'ELECT' known only unto God.</text:p>
      <text:p text:style-name="P5">This concept was first brought to light by Augustine in ancient Rome, (during which time the Empire had legalized Christianity and incorporated it into the pagan temples) taken from the Platonist theory of forms; which states that all true reality is invisible and only reflects the visible partially and imperfectly. (pagan non-sense) This carried into the Protestant Reformation in that the reformers insisted on distinguishing between the 'visible' Roman Catholic Church which was thoroughly corrupted and the 'true<text:span text:style-name="T6"> believers'</text:span> paired off into their various denominations.</text:p>
      <text:p text:style-name="P5">John Calvin loved this concept in that it blended perfectly into his erroneous system of election and reprobation. Since in his twisted mind God has 'chosen' from the foundation of the world those who would be 'elect' and those who would be condemned. This idea of a 'church<text:span text:style-name="T6"> within the Church'</text:span> spread throughout professing Christianity because it was the perfect method to legitimize the established System and excuse the obvious presence of the Tares among the Wheat.</text:p>
      <text:p text:style-name="P5">Thus the argument that Christ qualified this concept in His Parable of the Wheat and Tares, given in Matt13:24-30, 37-43. (although the use of the specific words; visible and invisible cannot be found in reference to the <text:span text:style-name="T9">Ekklesia</text:span>) The Parable reads:</text:p>
      <text:p text:style-name="P12">Another parable He put forth to them, saying: "The kingdom of heaven is like a man who sowed good seed in his field; but while men slept, his enemy came and sowed tares among the wheat and went his way. But when the grain had sprouted and produced a crop, then the tares also appeared. So the servants of the owner came and said to him, 'Sir,<text:span text:style-name="T6"> did you not sow</text:span> <text:span text:style-name="T6">good seed in your field? How then does it have tares?'</text:span> He said to them, 'An enemy has done this.' The servants said to him, 'Do you want us then to go and gather them up?' But he said, 'No, lest while you gather up the tares you also uproot the wheat with them. Let both grow together until the harvest, and at the time of harvest I will say to the reapers, "First gather together the tares and bind them in bundles to burn them, but gather the wheat into my barn. </text:p>
      <text:p text:style-name="P5">The first major discrepancy in the<text:span text:style-name="T6"> 'invisible'</text:span> concept is that the True Servants of the Lord<text:span text:style-name="T6"> IMMEDIATELY</text:span> recognize the presence Tares among the Wheat. They did not acquiesce to 'exist' together with them. The reason the Lord directed them to refrain from gathering up the Tares at the moment is that the <text:span text:style-name="T4">FIELD</text:span> represented the <text:span text:style-name="T6">WORLD,</text:span> NOT the Church! Heed His very Words: </text:p>
      <text:p text:style-name="P12">He who sows the good seed is the Son of Man.<text:span text:style-name="T6"> </text:span><text:span text:style-name="T7">The field is the world</text:span>, the good seeds are the sons of the kingdom, but the tares are the sons of the wicked one. The enemy who sowed them is the devil, the harvest is the end of the age, and the reapers are the angels. Therefore as the tares are gathered and burned in the fire, so it will be at the end of this age. The Son of Man will send out His angels, and they will gather out of His kingdom all things that offend, and those who practice lawlessness, and will cast them into the furnace of fire. There will be wailing and gnashing of teeth. Then the righteous will shine forth as the sun in the kingdom of their Father. He who has ears to hear, let him hear! </text:p>
      <text:p text:style-name="P5">This is much the same as the Parable of the Sower (Mt13:18-23) The <text:span text:style-name="T4">SEED</text:span> (Word of God) is Sown into the World at large, along the wayside, among thorns and stony places and on good ground. The Sower gone out to Sow are those among His 'Called out ones' (<text:span text:style-name="T9">Ekklesia!)</text:span> Preaching the true Word to mankind. As Paul said in 1Cor3:6-8</text:p>
      <text:p text:style-name="P12">I planted, Apollos watered, but God gave the increase. So then neither he who plants is anything, nor he who waters, but <text:soft-page-break/>God who gives the increase. Now he who plants and he who waters are one, and each one will receive his own reward according to his own labor. </text:p>
      <text:p text:style-name="P5"><text:span text:style-name="T6">Christ is NOT</text:span> presenting an illustration of His true Church on earth, He is explaining the condition of the World in which exists 'Wheat' &amp; 'Tares' together until the end of the age. His Church (<text:span text:style-name="T9">Ekklesia</text:span>) is <text:span text:style-name="T4">NOT</text:span> invisible they are<text:span text:style-name="T6"> </text:span><text:span text:style-name="T7">CLEARLY</text:span><text:span text:style-name="T4"> </text:span>Visible as Lights in a Dark Place, holding forth the Word of life to a crooked and perverse generation! Phil2:15-16. Christ refers to the Ekklesia as a lighted city set on a hill visible to all. </text:p>
      <text:p text:style-name="P12"><text:span text:style-name="T6">You are the light of the world.</text:span> A city that is set on a hill cannot be hidden. Nor do they <text:span text:style-name="T4">light</text:span> a lamp and put it under a basket, but on a lampstand, and it gives light to all who are in the house. Let your light so shine before men, that they may see your good works and glorify your Father in heaven. <text:span text:style-name="T5">Mt5:14-16</text:span></text:p>
      <text:p text:style-name="P5">Nothing in Scripture even remotely suggests that His Church is something invisible to the naked eye, known only to God. In fact it's the<text:span text:style-name="T6"> </text:span><text:span text:style-name="T7">VERY Opposite</text:span>! Everything points to a people actively involved in Preaching the Word and Contending for the Truth to keep it pure. They oppose everything false and pull down the Strongholds of fallacy keeping people bared from the Kingdom.<text:span text:style-name="T6"> In Scripture a Tree is </text:span><text:span text:style-name="T7">KNOWN</text:span> <text:span text:style-name="T6">by the Fruit it produces.</text:span> It is said that a Good tree cannot produce Bad Fruit and a Bad tree cannot produce Good fruit. (Matt12:33-37) This also is shown to separate the sheep from the goats in that everyone will give account in the Day of Judgment for the content of their heart and the words that came forth from it.</text:p>
      <text:p text:style-name="P5">False teachers are known by their Fruit, Mt7:15-20, shown as the bad trees baring only thorns and thistles; Sowing the Word into the thorny hearts of sin Lk8:14, promising people Liberty while they remain Slaves to their corruption. (2Pet3:18) Nothing is hidden to the True Disciples of Christ (Matt10:24-27) it will be brought to Light from the housetops, proclaimed to the World! (Acts17:30-31)</text:p>
      <text:p text:style-name="P5">The <text:span text:style-name="T9">Ekklesia</text:span> cannot coexist with darkness as<text:span text:style-name="T6"> a 'little' leaven leavens the whole</text:span> <text:span text:style-name="T6">lump!</text:span> (Gal5:9) The Called ones are to PURGE out the old leaven (sin) of wickedness from among them in favor of Purity, sincerity and love! (1Tim1:5)</text:p>
      <text:p text:style-name="P12">Your glorying is not good. Do you not know that a little leaven leavens the whole lump? Therefore<text:span text:style-name="T6"> purge out the old leaven,</text:span> that you may be a new lump, since you truly are unleavened. For indeed Christ, our Passover, was sacrificed for us. Therefore let us keep the feast, not with old leaven, nor with the leaven of malice and wickedness, but with the unleavened bread of sincerity and truth. <text:span text:style-name="T5">1Cor5:6-8 </text:span></text:p>
      <text:p text:style-name="P5">Nothing in Scripture could be more simplistic than the<text:span text:style-name="T6"> crystalline Truth</text:span> that Darkness and Light cannot coexist! Paul says in 2Cor6:14 not to be unequally yoked together with such people who are immoral and incredulous toward God. Do not fellowship with them, light and darkness cannot mix. John speaks of this Light:</text:p>
      <text:p text:style-name="P12">This then is the message which we have heard of him, and declare unto you, that God is light, and in him is no darkness at all.<text:span text:style-name="T6"> If we say that we have fellowship with him,</text:span> and walk in darkness, we lie, and do not the truth: <text:span text:style-name="T5">1Jh1:5-6</text:span></text:p>
      <text:p text:style-name="P5">Within the <text:span text:style-name="T9">Ekklesia</text:span> of Christ every effort is to be put forth to expel the notion that people walking in the darkness of sin can have fellowship with God and true communion with the Saints. The entire purpose of the Gospel is to turn people from darkness to light from the power of Satan to God! Acts26:18. The Saints are 'children of the light' 1Thes5:5, and cannot dwell in a System devoted to idolatry and sin.</text:p>
      <text:p text:style-name="P5">Certainly false teachers will attempt to come in and corrupt the true Saints and even rise up from among the assembly. (Acts20:29-30) While others will come in by <text:span text:style-name="T4">'stealth'</text:span> (Gal2:4) and try to bring them into bondage to their doctrines and traditions. Even Paul lamented the perils of '<text:span text:style-name="T7">false brethren'</text:span><text:span text:style-name="T6"> 2Cor11:26</text:span> who had crept in to discourage the Saints to stumble them from the faith. BUT none of this implies that the true Ekklesia is to set by silently and endure vile activity in their midst, lest they fall prey to the error of the wicked. (2Pet3:17) Sin MUST be Exposed and rebuked sharply so others will fear falling into temptation that will Disqualify them from the Kingdom. (Titus1:13)</text:p>
      <text:p text:style-name="P5">The early Saints followed the Apostles directive in 'handing' them over to Satan for the destruction of the flesh that their spirit may yet have a chance to be saved in repentance! (1Cor5:5, 1Tim1:19-20) Meaning as it falls in line with our understanding of the Word, they be expelled from fellowship for their refusal to repent and seek reconciliation so they <text:soft-page-break/>would not cause others to suffer the same shipwreck. Whereas tolerance in these serious matters of sinfulness breeds further complacency among true brethren. </text:p>
      <text:p text:style-name="P5">The Establishment Churches will <text:span text:style-name="T4">NOT</text:span> clarify sins of disqualification (1Cor6:9-10) among the congregations because of this false<text:span text:style-name="T6"> 'invisible church'</text:span> concept that compels them to remain silent lest in their attempt to gather up the Tares they inadvertently 'uproot' the Wheat with them.<text:span text:style-name="T6"> </text:span><text:span text:style-name="T7">This is nonsensical for two reasons:</text:span><text:span text:style-name="T4"> </text:span></text:p>
      <text:p text:style-name="P5"><text:span text:style-name="T4">First</text:span> because the Establishment Churches are the TARE Barns from the beginning. <text:span text:style-name="T4">Second</text:span> because there is <text:span text:style-name="T4">NO</text:span> Wheat among them to begin with.</text:p>
      <text:p text:style-name="P5">Remember the <text:span text:style-name="T4">FIELD</text:span> is the World, <text:span text:style-name="T4">NOT</text:span> the <text:span text:style-name="T9">Ekklesia</text:span> of called out ones. The true Saints exist within the realm of humanity among the immoral and unclean 1Cor5:10, (wheat &amp; tares) BUT they are instructed as an<text:span text:style-name="T6"> Assembly</text:span> (<text:span text:style-name="T9">ekklesia</text:span>) NOT to keep company with people (who may be named a brother!) who are involved in acts of immorality as enumerated in the Scriptures. (1Cor6:9-10, Gal5:19-21)</text:p>
      <text:p text:style-name="P12">I wrote to you in my epistle<text:span text:style-name="T6"> not to keep company with sexually immoral people.</text:span> Yet I certainly did not mean with the sexually immoral people of this world, or with the covetous, or extortioners, or idolaters, since then you would need to go out of the world. But now I have written to you not to keep company with anyone named a brother, who is sexually immoral, or covetous, or an idolater, or a reviler, or a drunkard, or an extortioner not even to eat with such a person.</text:p>
      <text:p text:style-name="P10">1Cor5:9-13</text:p>
      <text:p text:style-name="P5"><text:span text:style-name="T6">Do ANY of the establishment churches practice this?</text:span> They wouldn't dare expose these types of people and put them out of the church lest they vacate the<text:span text:style-name="T6"> ENTIRE</text:span> flock! If they were to Purge out the old leaven 1Cor5:7 and Purify the assembly everyone present would have to Repent as directed in 2Cor7:10-11.<text:span text:style-name="T6"> This is the very</text:span> <text:span text:style-name="T6">reason that a person</text:span> brought to true repentance and Purity of heart cannot continue to abide among the Roman's Wretch, sin everyday crowd in the establishment churches. They would rather withdraw themselves entirely from such <text:span text:style-name="T4">hypocrisy </text:span>and dwell alone then sit among people who are <text:span text:style-name="T4">obstinate</text:span> toward God and refuse to Obey His Word. There can be no true harmony of the Spirit where sin abounds and everyone walks according to the imaginations of their own hearts, thinking no evil will befall them because <text:span text:style-name="T4">NO ONE</text:span> is calling sin sin! (Jer23:17) </text:p>
      <text:p text:style-name="P5">Nothing disrupts the peace and harmony among true Saints gathering to Study God's Word than contentions or someone living in obvious compromise. The Spirit of Unity is broken by unresolved issues and<text:span text:style-name="T6"> un-Christ like</text:span> behavior, especially if the person offending refuses to acknowledge their fault and correct it. When the Spirit is grieved the entire body (gathering) is in distress. Purity, Sincerity and Love is the common thread among true Saints of God. Duplicity can be the ruination of any assembly. <text:span text:style-name="T9">(ekklesia)</text:span></text:p>
      <text:p text:style-name="P5">The gathering of genuine Christians (His <text:span text:style-name="T9">ekklesia</text:span>) tests the spirits to see whether or not they come from God. (1Jh4:1) They Search the Scriptures daily (Acts17:11) for verification of Truth. In early writings recorded in the <text:span text:style-name="T4">Didache</text:span> the Saints were instructed to discard anyone who came to them with contrary Doctrine that was not in accord with the Lord's wholesome words and doctrine which is in accord to godliness. (1Tim6:3, 2Jn7-10) No teacher or traveling evangelists was permitted to linger from home to home mooching off the charity of the Saints. (Lk10:7, 1Tim5:13) And if his teaching and behavior was not in line with the Scriptures he was considered false. </text:p>
      <text:p text:style-name="P5">The great difficulty for those under the establishment System is they wholly believe that the 'Church' (as it exists in its fallen state) is still sanctioned by God. (and they are among the true invisible members of the elect) But until a person can Wake up to recognize that the<text:span text:style-name="T6"> entire SYSTEM</text:span> is an<text:span text:style-name="T6"> illegitimate reproduction</text:span> of reality they will continue to Worship the False Image of Christ conquered by the dragon, Rev13:11-14 and believe that they can enter His Kingdom in their filthy rag, desperately wicked, wretched condition instead of being cast into the furnace among the<text:span text:style-name="T6"> </text:span><text:span text:style-name="T7">tares</text:span> when the false system faces its final Judgment as Mystery Babylon the Great the Mother of Harlots and of the abominations of the earth! Rev17:5, 18:1-8.</text:p>
      <text:p text:style-name="P5">The distortion of an '<text:span text:style-name="T7">invisible</text:span>' church within the Church (established system, buildings designated as places of worship) owes much of its appeal to the English translation of the Greek word<text:span text:style-name="T6"> </text:span><text:span text:style-name="T8">ekklesia</text:span>, into<text:span text:style-name="T6"> Church,</text:span> which over time has become <text:soft-page-break/>cemented into the minds of people as the original language of Scripture. It is as though the Apostles instead of going from house to house to assemble the Saints erected a network of cathedrals to collect the wheat and tares for the Day of Judgment. Thus the idea of '<text:span text:style-name="T7">Church</text:span>' as it has existed in history is a perfect reflection of the Woman on the Scarlet Beast in Revelation 17: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1</text:page-number></text:span><text:span text:style-name="MT1">/</text:span><text:span text:style-name="MT1"><text:page-count>5</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3M30S</meta:editing-duration>
    <meta:editing-cycles>41</meta:editing-cycles>
    <meta:generator>OpenOffice.org/3.2$Win32 OpenOffice.org_project/320m12$Build-9483</meta:generator>
    <meta:initial-creator>Simon Ott</meta:initial-creator>
    <dc:date>2015-01-25T00:26:05.14</dc:date>
    <dc:creator>Simon Ott</dc:creator>
    <meta:document-statistic meta:table-count="0" meta:image-count="0" meta:object-count="0" meta:page-count="5" meta:paragraph-count="62" meta:word-count="2826" meta:character-count="16579"/>
  </office:meta>
</office:document-meta>
</file>